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0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Altrix Whirlwind basic de la Ion din Crangasi cu 950 de lei</text:p>
          </table:table-cell>
          <table:table-cell office:value-type="string">
            <text:p>road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string">
            <text:p>Cona smoke <text:a xlink:href="http://www.hypersport.ro/ro/1/5408/bicicleta-kona-smoke-2009-kona-b09sm-16.php?g179">http://www.hypersport.ro/ro/1/5408/bicicleta-kona-smoke-2009-kona-b09sm-16.php?g179</text:a>=</text:p>
          </table:table-cell>
          <table:table-cell office:value-type="string">
            <text:p>city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string">
            <text:p><text:a xlink:href="http://www.freeridebikes.ro/2009/ideal-crossmo.html">http://www.freeridebikes.ro/2009/ideal-crossmo.html</text:a></text:p>
          </table:table-cell>
          <table:table-cell office:value-type="string">
            <text:p>city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string">
            <text:p><text:a xlink:href="http://www.bringahaz.ro/index.php?lap=termek_lista&amp;kategoria=15&amp;lang=ro">http://www.bringahaz.ro/index.php?lap=termek_lista&amp;kategoria=15&amp;lang=ro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hypersport.ro/ro/1/5416/bicicleta-ideal-ezigo-2009-ideal-4028179gr-53.php?g179">http://www.hypersport.ro/ro/1/5416/bicicleta-ideal-ezigo-2009-ideal-4028179gr-53.php?g179</text:a>=</text:p>
          </table:table-cell>
          <table:table-cell office:value-type="string">
            <text:p>city, complet echipată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karpea life basic <text:a xlink:href="http://www.veloteca.ro/index.php?view=product&amp;path=&amp;product_id=170">http://www.veloteca.ro/index.php?view=product&amp;path=&amp;product_id=170</text:a></text:p>
          </table:table-cell>
          <table:table-cell office:value-type="string">
            <text:p>city</text:p>
          </table:table-cell>
          <table:table-cell office:value-type="float" office:value="1350">
            <text:p>135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7">03/27/2010</text:date>, <text:time>19:5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7T19:01:46</meta:creation-date>
    <dc:date>2010-03-27T19:58:30</dc:date>
    <meta:editing-duration>PT00H56M44S</meta:editing-duration>
    <meta:editing-cycles>5</meta:editing-cycles>
    <meta:generator>OpenOffice.org/3.2$Unix OpenOffice.org_project/320m12$Build-9483</meta:generator>
    <meta:document-statistic meta:table-count="3" meta:cell-count="16" meta:object-count="0"/>
  </office:meta>
</office:document-meta>
</file>